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e738" officeooo:paragraph-rsid="0007e738"/>
    </style:style>
    <style:style style:name="P2" style:family="paragraph" style:parent-style-name="Standard">
      <style:text-properties officeooo:paragraph-rsid="0007e738"/>
    </style:style>
    <style:style style:name="T1" style:family="text">
      <style:text-properties officeooo:rsid="0007e7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MANDA 1</text:p>
      <text:p text:style-name="P1"/>
      <text:p text:style-name="P2"><text:span text:style-name="T1">IL kernel deve implementare meccanismi di sicurezza per quanto riguarda la sezione critica e bisogna che si utilizzi uno scheduler che non usa una cpu dedicata all’amministrazione dei vari processi sulle rimanenti.</text:span></text:p>
      <text:p text:style-name="P2"/>
      <text:p text:style-name="P1">DOMANDA 2</text:p>
      <text:p text:style-name="P1"/>
      <text:p text:style-name="P1">Per la cooperazione tra processi un SO puo’ mettere a disposizione due meccanismi: Lo scambio di messaggi e la memoria condivisa.</text:p>
      <text:p text:style-name="P1"/>
      <text:p text:style-name="P1">Lo scambio di messaggi e’ ideale per piccole quantita’ di dati o informazioni in quanto molto veloce <text:s/>e semplice da implementare.</text:p>
      <text:p text:style-name="P2"><text:span text:style-name="T1">La memoria condivisa e’ invece un meccanismo piu’ complesso che consente ai processi di operare su insiemi di dati comuni, tuttavia questo metodo e’ complesso da gestire a causa dei controlli che bisogna effettuare prima di permettere a ciascun processo di accedere alla sezione critica.</text:span></text:p>
      <text:p text:style-name="P2"/>
      <text:p text:style-name="P2"/>
      <text:p text:style-name="P1">DOMANDA 3</text:p>
      <text:p text:style-name="P1"/>
      <text:p text:style-name="P1">Ogni volta che un programma utente invoca una funzione messa a disposizione dal kernel il SO invia un segnale di interrupt che cambia il “bit di modo” da utente a kernel, in questo modo le operazioni vengono effettuate in modalita’ kernel in tutta sicurezza e quando terminano si ritorna allo stato utente.</text:p>
      <text:p text:style-name="P1"/>
      <text:p text:style-name="P1">DOMANDA 5 </text:p>
      <text:p text:style-name="P1"/>
      <text:p text:style-name="P1">ECLIPS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5T14:34:06.263029407</meta:creation-date>
    <dc:date>2021-11-15T14:47:49.553540029</dc:date>
    <meta:editing-duration>PT3S</meta:editing-duration>
    <meta:editing-cycles>1</meta:editing-cycles>
    <meta:document-statistic meta:table-count="0" meta:image-count="0" meta:object-count="0" meta:page-count="1" meta:paragraph-count="10" meta:word-count="180" meta:character-count="1109" meta:non-whitespace-character-count="937"/>
    <meta:generator>LibreOffice/6.4.7.2$Linux_X86_64 LibreOffice_project/40$Build-2</meta:generator>
  </office:meta>
</office:document-meta>
</file>